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5.3657in" svg:y="0.3972in">
            <draw:object draw:notify-on-update-of-ranges="Sheet1.B3:Sheet1.B3 Sheet1.B4:Sheet1.B14 Sheet1.C3:Sheet1.C3 Sheet1.C4:Sheet1.C14 Sheet1.D3:Sheet1.D3 Sheet1.D4:Sheet1.D14 Sheet1.E3:Sheet1.E3 Sheet1.E4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A*</text:p>
          </table:table-cell>
        </table:table-row>
        <table:table-row table:style-name="ro1">
          <table:table-cell/>
          <table:table-cell office:value-type="string" calcext:value-type="string">
            <text:p>Map 1</text:p>
          </table:table-cell>
          <table:table-cell office:value-type="float" office:value="0.00096" calcext:value-type="float">
            <text:p>0.000960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74" calcext:value-type="float">
            <text:p>0.000474</text:p>
          </table:table-cell>
        </table:table-row>
        <table:table-row table:style-name="ro1">
          <table:table-cell/>
          <table:table-cell office:value-type="string" calcext:value-type="string">
            <text:p>Map 2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999" calcext:value-type="float">
            <text:p>0.003999</text:p>
          </table:table-cell>
          <table:table-cell office:value-type="float" office:value="0.001932" calcext:value-type="float">
            <text:p>0.001932</text:p>
          </table:table-cell>
        </table:table-row>
        <table:table-row table:style-name="ro1">
          <table:table-cell/>
          <table:table-cell office:value-type="string" calcext:value-type="string">
            <text:p>Map 3</text:p>
          </table:table-cell>
          <table:table-cell office:value-type="float" office:value="0.067464" calcext:value-type="float">
            <text:p>0.067464</text:p>
          </table:table-cell>
          <table:table-cell office:value-type="float" office:value="0.044827" calcext:value-type="float">
            <text:p>0.044827</text:p>
          </table:table-cell>
          <table:table-cell office:value-type="float" office:value="0.046437" calcext:value-type="float">
            <text:p>0.046437</text:p>
          </table:table-cell>
        </table:table-row>
        <table:table-row table:style-name="ro1">
          <table:table-cell/>
          <table:table-cell office:value-type="string" calcext:value-type="string">
            <text:p>Map 4</text:p>
          </table:table-cell>
          <table:table-cell office:value-type="float" office:value="0.166985" calcext:value-type="float">
            <text:p>0.166985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173125" calcext:value-type="float">
            <text:p>0.173125</text:p>
          </table:table-cell>
        </table:table-row>
        <table:table-row table:style-name="ro1">
          <table:table-cell/>
          <table:table-cell office:value-type="string" calcext:value-type="string">
            <text:p>Map 5</text:p>
          </table:table-cell>
          <table:table-cell office:value-type="float" office:value="0.328153" calcext:value-type="float">
            <text:p>0.328153</text:p>
          </table:table-cell>
          <table:table-cell office:value-type="float" office:value="0.283087" calcext:value-type="float">
            <text:p>0.283087</text:p>
          </table:table-cell>
          <table:table-cell office:value-type="float" office:value="0.394879" calcext:value-type="float">
            <text:p>0.394879</text:p>
          </table:table-cell>
        </table:table-row>
        <table:table-row table:style-name="ro1">
          <table:table-cell/>
          <table:table-cell office:value-type="string" calcext:value-type="string">
            <text:p>Map 6</text:p>
          </table:table-cell>
          <table:table-cell office:value-type="float" office:value="0.01684" calcext:value-type="float">
            <text:p>0.016840</text:p>
          </table:table-cell>
          <table:table-cell office:value-type="float" office:value="0.017299" calcext:value-type="float">
            <text:p>0.017299</text:p>
          </table:table-cell>
          <table:table-cell office:value-type="float" office:value="0.011093" calcext:value-type="float">
            <text:p>0.011093</text:p>
          </table:table-cell>
        </table:table-row>
        <table:table-row table:style-name="ro1">
          <table:table-cell/>
          <table:table-cell office:value-type="string" calcext:value-type="string">
            <text:p>Map 7</text:p>
          </table:table-cell>
          <table:table-cell office:value-type="float" office:value="0.207303" calcext:value-type="float">
            <text:p>0.207303</text:p>
          </table:table-cell>
          <table:table-cell office:value-type="float" office:value="0.202234" calcext:value-type="float">
            <text:p>0.202234</text:p>
          </table:table-cell>
          <table:table-cell office:value-type="float" office:value="0.185588" calcext:value-type="float">
            <text:p>0.185588</text:p>
          </table:table-cell>
        </table:table-row>
        <table:table-row table:style-name="ro1">
          <table:table-cell/>
          <table:table-cell office:value-type="string" calcext:value-type="string">
            <text:p>Map 8</text:p>
          </table:table-cell>
          <table:table-cell office:value-type="float" office:value="0.027912" calcext:value-type="float">
            <text:p>0.027912</text:p>
          </table:table-cell>
          <table:table-cell office:value-type="float" office:value="0.016677" calcext:value-type="float">
            <text:p>0.016677</text:p>
          </table:table-cell>
          <table:table-cell office:value-type="float" office:value="0.010591" calcext:value-type="float">
            <text:p>0.010591</text:p>
          </table:table-cell>
        </table:table-row>
        <table:table-row table:style-name="ro1">
          <table:table-cell/>
          <table:table-cell office:value-type="string" calcext:value-type="string">
            <text:p>Map 9</text:p>
          </table:table-cell>
          <table:table-cell office:value-type="float" office:value="0.269633" calcext:value-type="float">
            <text:p>0.269633</text:p>
          </table:table-cell>
          <table:table-cell office:value-type="float" office:value="0.173426" calcext:value-type="float">
            <text:p>0.173426</text:p>
          </table:table-cell>
          <table:table-cell office:value-type="float" office:value="0.08875" calcext:value-type="float">
            <text:p>0.088750</text:p>
          </table:table-cell>
        </table:table-row>
        <table:table-row table:style-name="ro1">
          <table:table-cell/>
          <table:table-cell office:value-type="string" calcext:value-type="string">
            <text:p>Map 10</text:p>
          </table:table-cell>
          <table:table-cell office:value-type="float" office:value="0.572856" calcext:value-type="float">
            <text:p>0.572856</text:p>
          </table:table-cell>
          <table:table-cell office:value-type="float" office:value="0.358982" calcext:value-type="float">
            <text:p>0.358982</text:p>
          </table:table-cell>
          <table:table-cell office:value-type="float" office:value="0.509524" calcext:value-type="float">
            <text:p>0.509524</text:p>
          </table:table-cell>
        </table:table-row>
        <table:table-row table:style-name="ro1">
          <table:table-cell/>
          <table:table-cell office:value-type="string" calcext:value-type="string">
            <text:p>Map 11</text:p>
          </table:table-cell>
          <table:table-cell office:value-type="float" office:value="0.468679" calcext:value-type="float">
            <text:p>0.468679</text:p>
          </table:table-cell>
          <table:table-cell office:value-type="float" office:value="0.256502" calcext:value-type="float">
            <text:p>0.256502</text:p>
          </table:table-cell>
          <table:table-cell office:value-type="float" office:value="0.286613" calcext:value-type="float">
            <text:p>0.286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23:47:19.429948282</meta:creation-date>
    <dc:date>2023-10-24T00:29:38.103652784</dc:date>
    <meta:editing-duration>PT1M27S</meta:editing-duration>
    <meta:editing-cycles>1</meta:editing-cycles>
    <meta:document-statistic meta:table-count="1" meta:cell-count="4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312cm" svg:y="0.316cm" chart:style-name="ch2">
          <text:p>SEARCH ALGORITHMS TIME COMPARISON</text:p>
        </chart:title>
        <chart:legend chart:legend-position="end" svg:x="14.555cm" svg:y="3.706cm" style:legend-expansion="high" chart:style-name="ch3"/>
        <chart:plot-area chart:style-name="ch4" table:cell-range-address="Sheet1.B3:Sheet1.E14" chart:data-source-has-labels="both" svg:x="0.319cm" svg:y="1.275cm" svg:width="13.917cm" svg:height="7.551cm">
          <chartooo:coordinate-region svg:x="1.972cm" svg:y="1.275cm" svg:width="12.264cm" svg:height="6.016cm"/>
          <chart:axis chart:dimension="x" chart:name="primary-x" chart:style-name="ch5" chartooo:axis-type="auto">
            <chartooo:date-scale/>
            <chart:categories table:cell-range-address="Sheet1.B4:Sheet1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14" chart:label-cell-address="Sheet1.C3:Sheet1.C3" chart:class="chart:bar">
            <chart:data-point chart:repeated="11"/>
          </chart:series>
          <chart:series chart:style-name="ch9" chart:values-cell-range-address="Sheet1.D4:Sheet1.D14" chart:label-cell-address="Sheet1.D3:Sheet1.D3" chart:class="chart:bar">
            <chart:data-point chart:repeated="11"/>
          </chart:series>
          <chart:series chart:style-name="ch10" chart:values-cell-range-address="Sheet1.E4:Sheet1.E14" chart:label-cell-address="Sheet1.E3:Sheet1.E3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C3:Sheet1.C3</svg:desc>
                </draw:g>
              </table:table-cell>
              <table:table-cell office:value-type="string">
                <text:p>DFS</text:p>
                <draw:g>
                  <svg:desc>Sheet1.D3:Sheet1.D3</svg:desc>
                </draw:g>
              </table:table-cell>
              <table:table-cell office:value-type="string">
                <text:p>A*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p 1</text:p>
                <draw:g>
                  <svg:desc>Sheet1.B4:Sheet1.B14</svg:desc>
                </draw:g>
              </table:table-cell>
              <table:table-cell office:value-type="float" office:value="0.00096">
                <text:p>0.00096</text:p>
                <draw:g>
                  <svg:desc>Sheet1.C4:Sheet1.C14</svg:desc>
                </draw:g>
              </table:table-cell>
              <table:table-cell office:value-type="float" office:value="0.000738">
                <text:p>0.000738</text:p>
                <draw:g>
                  <svg:desc>Sheet1.D4:Sheet1.D14</svg:desc>
                </draw:g>
              </table:table-cell>
              <table:table-cell office:value-type="float" office:value="0.000474">
                <text:p>0.000474</text:p>
                <draw:g>
                  <svg:desc>Sheet1.E4:Sheet1.E14</svg:desc>
                </draw:g>
              </table:table-cell>
            </table:table-row>
            <table:table-row>
              <table:table-cell office:value-type="string">
                <text:p>Map 2</text:p>
              </table:table-cell>
              <table:table-cell office:value-type="float" office:value="0.003259">
                <text:p>0.003259</text:p>
              </table:table-cell>
              <table:table-cell office:value-type="float" office:value="0.003999">
                <text:p>0.003999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string">
                <text:p>Map 3</text:p>
              </table:table-cell>
              <table:table-cell office:value-type="float" office:value="0.067464">
                <text:p>0.067464</text:p>
              </table:table-cell>
              <table:table-cell office:value-type="float" office:value="0.044827">
                <text:p>0.044827</text:p>
              </table:table-cell>
              <table:table-cell office:value-type="float" office:value="0.046437">
                <text:p>0.046437</text:p>
              </table:table-cell>
            </table:table-row>
            <table:table-row>
              <table:table-cell office:value-type="string">
                <text:p>Map 4</text:p>
              </table:table-cell>
              <table:table-cell office:value-type="float" office:value="0.166985">
                <text:p>0.166985</text:p>
              </table:table-cell>
              <table:table-cell office:value-type="float" office:value="0.144484">
                <text:p>0.144484</text:p>
              </table:table-cell>
              <table:table-cell office:value-type="float" office:value="0.173125">
                <text:p>0.173125</text:p>
              </table:table-cell>
            </table:table-row>
            <table:table-row>
              <table:table-cell office:value-type="string">
                <text:p>Map 5</text:p>
              </table:table-cell>
              <table:table-cell office:value-type="float" office:value="0.328153">
                <text:p>0.328153</text:p>
              </table:table-cell>
              <table:table-cell office:value-type="float" office:value="0.283087">
                <text:p>0.283087</text:p>
              </table:table-cell>
              <table:table-cell office:value-type="float" office:value="0.394879">
                <text:p>0.394879</text:p>
              </table:table-cell>
            </table:table-row>
            <table:table-row>
              <table:table-cell office:value-type="string">
                <text:p>Map 6</text:p>
              </table:table-cell>
              <table:table-cell office:value-type="float" office:value="0.01684">
                <text:p>0.01684</text:p>
              </table:table-cell>
              <table:table-cell office:value-type="float" office:value="0.017299">
                <text:p>0.017299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Map 7</text:p>
              </table:table-cell>
              <table:table-cell office:value-type="float" office:value="0.207303">
                <text:p>0.207303</text:p>
              </table:table-cell>
              <table:table-cell office:value-type="float" office:value="0.202234">
                <text:p>0.202234</text:p>
              </table:table-cell>
              <table:table-cell office:value-type="float" office:value="0.185588">
                <text:p>0.185588</text:p>
              </table:table-cell>
            </table:table-row>
            <table:table-row>
              <table:table-cell office:value-type="string">
                <text:p>Map 8</text:p>
              </table:table-cell>
              <table:table-cell office:value-type="float" office:value="0.027912">
                <text:p>0.027912</text:p>
              </table:table-cell>
              <table:table-cell office:value-type="float" office:value="0.016677">
                <text:p>0.016677</text:p>
              </table:table-cell>
              <table:table-cell office:value-type="float" office:value="0.010591">
                <text:p>0.010591</text:p>
              </table:table-cell>
            </table:table-row>
            <table:table-row>
              <table:table-cell office:value-type="string">
                <text:p>Map 9</text:p>
              </table:table-cell>
              <table:table-cell office:value-type="float" office:value="0.269633">
                <text:p>0.269633</text:p>
              </table:table-cell>
              <table:table-cell office:value-type="float" office:value="0.173426">
                <text:p>0.173426</text:p>
              </table:table-cell>
              <table:table-cell office:value-type="float" office:value="0.08875">
                <text:p>0.08875</text:p>
              </table:table-cell>
            </table:table-row>
            <table:table-row>
              <table:table-cell office:value-type="string">
                <text:p>Map 10</text:p>
              </table:table-cell>
              <table:table-cell office:value-type="float" office:value="0.572856">
                <text:p>0.572856</text:p>
              </table:table-cell>
              <table:table-cell office:value-type="float" office:value="0.358982">
                <text:p>0.358982</text:p>
              </table:table-cell>
              <table:table-cell office:value-type="float" office:value="0.509524">
                <text:p>0.509524</text:p>
              </table:table-cell>
            </table:table-row>
            <table:table-row>
              <table:table-cell office:value-type="string">
                <text:p>Map 11</text:p>
              </table:table-cell>
              <table:table-cell office:value-type="float" office:value="0.468679">
                <text:p>0.468679</text:p>
              </table:table-cell>
              <table:table-cell office:value-type="float" office:value="0.256502">
                <text:p>0.256502</text:p>
              </table:table-cell>
              <table:table-cell office:value-type="float" office:value="0.286613">
                <text:p>0.286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